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telefo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ge</text:p>
          </table:table-cell>
          <table:table-cell office:value-type="string" table:style-name="ce1">
            <text:p>calle de jorge</text:p>
          </table:table-cell>
          <table:table-cell office:value-type="float" office:value="2173193" table:style-name="ce1">
            <text:p>2173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vier</text:p>
          </table:table-cell>
          <table:table-cell office:value-type="string" table:style-name="ce1">
            <text:p>calle de javier</text:p>
          </table:table-cell>
          <table:table-cell office:value-type="float" office:value="178318732" table:style-name="ce1">
            <text:p>1783187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</text:p>
          </table:table-cell>
          <table:table-cell office:value-type="string" table:style-name="ce1">
            <text:p>calle de jose</text:p>
          </table:table-cell>
          <table:table-cell office:value-type="float" office:value="891237378" table:style-name="ce1">
            <text:p>8912373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an</text:p>
          </table:table-cell>
          <table:table-cell office:value-type="string" table:style-name="ce1">
            <text:p>calle de juan</text:p>
          </table:table-cell>
          <table:table-cell office:value-type="float" office:value="723621837" table:style-name="ce1">
            <text:p>723621837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ortigüela Valiente, Javier</meta:initial-creator>
    <dc:creator>Hortigüela Valiente, Javier</dc:creator>
    <meta:creation-date>2024-05-05T20:20:08Z</meta:creation-date>
    <dc:date>2024-05-05T20:22:31Z</dc:date>
  </office:meta>
</office:document-meta>
</file>